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210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42100" style:font-weight-asian="bold" style:font-weight-complex="bold"/>
    </style:style>
    <style:style style:name="T1" style:family="text">
      <style:text-properties officeooo:rsid="00006f49"/>
    </style:style>
    <style:style style:name="T2" style:family="text">
      <style:text-properties officeooo:rsid="0000943c"/>
    </style:style>
    <style:style style:name="T3" style:family="text">
      <style:text-properties officeooo:rsid="000145f8"/>
    </style:style>
    <style:style style:name="T4" style:family="text">
      <style:text-properties officeooo:rsid="0003221d"/>
    </style:style>
    <style:style style:name="T5" style:family="text">
      <style:text-properties officeooo:rsid="00042100"/>
    </style:style>
    <style:style style:name="T6" style:family="text">
      <style:text-properties officeooo:rsid="0005ee65"/>
    </style:style>
    <style:style style:name="T7" style:family="text">
      <style:text-properties officeooo:rsid="0007bacd"/>
    </style:style>
    <style:style style:name="T8" style:family="text">
      <style:text-properties officeooo:rsid="00098df6"/>
    </style:style>
    <style:style style:name="T9" style:family="text">
      <style:text-properties officeooo:rsid="000acd9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42100" style:font-weight-asian="bold" style:font-weight-complex="bold"/>
    </style:style>
    <style:style style:name="T12" style:family="text">
      <style:text-properties fo:font-weight="bold" officeooo:rsid="000acd9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Voto </text:span>Correttezza sintattica: <text:span text:style-name="T9">4</text:span></text:p>
      <text:p text:style-name="Standard">Errore di ripetizione nella prima pagina: "...in particolare <text:s/>ad es. potremmo...", (viene ripetuto anche nella terza). L'elenco delle caratteristiche del turno di gioco e la descrizione delle specifiche sono ripetute più di una volta.</text:p>
      <text:p text:style-name="Standard">Nessun altro errore sintattico degno di nota.</text:p>
      <text:p text:style-name="Standard"/>
      <text:p text:style-name="P3"><text:span text:style-name="T5">Voto </text:span>Completezza sintattica: <text:span text:style-name="T9">4</text:span></text:p>
      <text:p text:style-name="P1">Mancano le cardinalità da squadra a podio.</text:p>
      <text:p text:style-name="P1">Mancano i ruoli di squadra, in risposta.</text:p>
      <text:p text:style-name="P1"/>
      <text:p text:style-name="P3"><text:span text:style-name="T5">Voto </text:span>Correttezza semantica<text:span text:style-name="T9">1</text:span>: <text:span text:style-name="T9">3</text:span></text:p>
      <text:p text:style-name="P1">È sbagliato dire che l'entità dado appartiene a massimo un gioco.</text:p>
      <text:p text:style-name="P1">Gli attributi "Risp*" sarebbero potuti essere collegati ad un'eventuale entità "Risposta".</text:p>
      <text:p text:style-name="P1">È sbagliato identificare l'entità Azione col tempo (tempoA) che ci mette la squadra a compiere una certa azione, così viene violato il vincolo di univocità delle chiavi primarie.</text:p>
      <text:p text:style-name="P1"/>
      <text:p text:style-name="P1"><text:span text:style-name="T11">Voto</text:span><text:span text:style-name="T5"> </text:span><text:span text:style-name="T10">Correttezza</text:span> <text:span text:style-name="T10">semantica</text:span><text:span text:style-name="T12">2</text:span><text:span text:style-name="T10">:</text:span> <text:span text:style-name="T12">4</text:span></text:p>
      <text:p text:style-name="P1">Squadra deve essere collegata 1,n a risposta.</text:p>
      <text:p text:style-name="P1">Quiz e Task devono essere collegate 0,n a squadra.</text:p>
      <text:p text:style-name="P1"/>
      <text:p text:style-name="P3"><text:span text:style-name="T5">Voto </text:span>Completezza dello schema: <text:span text:style-name="T9">3</text:span></text:p>
      <text:p text:style-name="P1">L'entità Plancia sarebbe potuta essere un attributo di gioco.</text:p>
      <text:p text:style-name="P1">L'entità Partita dovrebbe essere identificata esternamente da gioco.</text:p>
      <text:p text:style-name="P1">L'entità Podio potrebbe essere un attributo dell'entità Casella, oppure esservi direttamente collegata.</text:p>
      <text:p text:style-name="P1">L’attributo "Casella" dell'entità Azione dovrebbe essere collegato all’entità Casella.</text:p>
      <text:p text:style-name="P1"/>
      <text:p text:style-name="P3"><text:span text:style-name="T5">Voto </text:span>Vincoli non specificabili nello schema: <text:span text:style-name="T9">5</text:span></text:p>
      <text:p text:style-name="P1">Nessun errore sintattico degno di nota.</text:p>
      <text:p text:style-name="P1"/>
      <text:p text:style-name="P3"><text:span text:style-name="T5">Voto </text:span>Leggibilità: <text:span text:style-name="T7">4</text:span></text:p>
      <text:p text:style-name="P1">Lo schema finale risulta leggermente spoglio di informazioni rispetto alla descrizione delle specifich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09:57:19.713928820</meta:creation-date>
    <dc:date>2021-05-07T16:58:09.756140743</dc:date>
    <meta:editing-duration>PT1H8M3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209" meta:character-count="1467" meta:non-whitespace-character-count="1279"/>
  </office:meta>
</office:document-meta>
</file>